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ClassUtils.getOrder( BeanDefinition bean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ClassUtils.checkConfigurationClassCandidate( BeanDefinition beanDef , MetadataReaderFactory metadataReaderFactory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ConfigurationClassUtils.getOrder( AnnotationMetadata meta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ClassUtils.initializeConfigurationClass( Class &lt; ? &gt; user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ClassUtils.isConfigurationCandidate( AnnotationMetadata meta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ationClassUtils.hasBeanMethods( AnnotationMetadata meta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